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fb1e" officeooo:paragraph-rsid="000afb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dejhj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9T06:30:13.288328167</meta:creation-date>
    <dc:date>2024-05-29T06:30:35.476274134</dc:date>
    <meta:editing-duration>PT25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7.3.7.2$Linux_X86_64 LibreOffice_project/30$Build-2</meta:generator>
  </office:meta>
</office:document-meta>
</file>